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background-color="#ffff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gdan Chwaliński</text:p>
      <text:p text:style-name="Standard">Zestaw 1</text:p>
      <text:p text:style-name="Standard">Zadanie 1.12N</text:p>
      <text:p text:style-name="Standard"/>
      <text:p text:style-name="P2">Opis:</text:p>
      <text:p text:style-name="Standard">Algorytm zaburzenia został „zapożyczony” od prof. Góry [<text:a xlink:type="simple" xlink:href="http://th-www.if.uj.edu.pl/zfs/gora/metnum12/wyklad04.pdf">link</text:a>] od slajdu 19 do końca. Wykorzystałem po raz kolejny program MatLab, jego kod znajduje się poniżej.</text:p>
      <text:p text:style-name="Standard"/>
      <text:p text:style-name="Standard"><text:span text:style-name="T2">Wynik końcowy:</text:span><text:line-break/><text:span text:style-name="T1">w =</text:span></text:p>
      <text:p text:style-name="P1"/>
      <text:p text:style-name="P1"><text:s text:c="3"/>-0.2602<text:tab/><text:tab/><text:tab/><text:tab/><text:tab/><text:tab/><text:tab/><text:tab/>x1</text:p>
      <text:p text:style-name="P1"><text:s text:c="4"/>0.4472<text:tab/><text:tab/><text:tab/><text:tab/><text:tab/><text:tab/><text:tab/><text:tab/>x2</text:p>
      <text:p text:style-name="P1"><text:s text:c="4"/>0.4715<text:tab/><text:tab/><text:tab/><text:tab/><text:tab/><text:tab/><text:tab/><text:tab/>x3</text:p>
      <text:p text:style-name="P1"><text:s text:c="4"/>0.6667<text:tab/><text:tab/><text:tab/><text:tab/><text:tab/><text:tab/><text:tab/><text:tab/>x4</text:p>
      <text:p text:style-name="P1"><text:s text:c="4"/>0.8618<text:tab/><text:tab/><text:tab/><text:tab/><text:tab/><text:tab/><text:tab/><text:tab/>x5</text:p>
      <text:p text:style-name="P1"><text:s text:c="4"/>0.8862<text:tab/><text:tab/><text:tab/><text:tab/><text:tab/><text:tab/><text:tab/><text:tab/>x6</text:p>
      <text:p text:style-name="P1"><text:s text:c="4"/>1.5935<text:tab/><text:tab/><text:tab/><text:tab/><text:tab/><text:tab/><text:tab/><text:tab/>x7</text:p>
      <text:p text:style-name="Standard"/>
      <text:p text:style-name="Standard"/>
      <text:p text:style-name="P2">Kod programu:</text:p>
      <text:p text:style-name="Standard"><text:line-break/><text:span text:style-name="T1">&gt;&gt; niezabA = [3,1,0,0,0,0,0;1,4,1,0,0,0,0;0,1,4,1,0,0,0;0,0,1,4,1,0,0;0,0,0,1,4,1,0;0,0,0,0,1,4,1;0,0,0,0,0,1,3]</text:span></text:p>
      <text:p text:style-name="P1"/>
      <text:p text:style-name="P1">niezabA =<text:tab/><text:tab/><text:tab/><text:tab/><text:tab/><text:tab/><text:tab/><text:tab/>jest to niezaburzona macierz A</text:p>
      <text:p text:style-name="P1"/>
      <text:p text:style-name="P1"><text:s text:c="5"/>3 <text:s text:c="4"/>1 <text:s text:c="4"/>0 <text:s text:c="4"/>0 <text:s text:c="4"/>0 <text:s text:c="4"/>0 <text:s text:c="4"/>0</text:p>
      <text:p text:style-name="P1"><text:s text:c="5"/>1 <text:s text:c="4"/>4 <text:s text:c="4"/>1 <text:s text:c="4"/>0 <text:s text:c="4"/>0 <text:s text:c="4"/>0 <text:s text:c="4"/>0</text:p>
      <text:p text:style-name="P1"><text:s text:c="5"/>0 <text:s text:c="4"/>1 <text:s text:c="4"/>4 <text:s text:c="4"/>1 <text:s text:c="4"/>0 <text:s text:c="4"/>0 <text:s text:c="4"/>0</text:p>
      <text:p text:style-name="P1"><text:s text:c="5"/>0 <text:s text:c="4"/>0 <text:s text:c="4"/>1 <text:s text:c="4"/>4 <text:s text:c="4"/>1 <text:s text:c="4"/>0 <text:s text:c="4"/>0</text:p>
      <text:p text:style-name="P1"><text:s text:c="5"/>0 <text:s text:c="4"/>0 <text:s text:c="4"/>0 <text:s text:c="4"/>1 <text:s text:c="4"/>4 <text:s text:c="4"/>1 <text:s text:c="4"/>0</text:p>
      <text:p text:style-name="P1"><text:s text:c="5"/>0 <text:s text:c="4"/>0 <text:s text:c="4"/>0 <text:s text:c="4"/>0 <text:s text:c="4"/>1 <text:s text:c="4"/>4 <text:s text:c="4"/>1</text:p>
      <text:p text:style-name="P1"><text:s text:c="5"/>0 <text:s text:c="4"/>0 <text:s text:c="4"/>0 <text:s text:c="4"/>0 <text:s text:c="4"/>0 <text:s text:c="4"/>1 <text:s text:c="4"/>3</text:p>
      <text:p text:style-name="P1"/>
      <text:p text:style-name="P1">&gt;&gt; A = niezabA<text:tab/><text:tab/><text:tab/><text:tab/><text:tab/><text:tab/><text:tab/><text:tab/>rezygnacja z tak długiej nazwy x)</text:p>
      <text:p text:style-name="P1"/>
      <text:p text:style-name="P1">A =</text:p>
      <text:p text:style-name="P1"/>
      <text:p text:style-name="P1"><text:s text:c="5"/>3 <text:s text:c="4"/>1 <text:s text:c="4"/>0 <text:s text:c="4"/>0 <text:s text:c="4"/>0 <text:s text:c="4"/>0 <text:s text:c="4"/>0</text:p>
      <text:p text:style-name="P1"><text:s text:c="5"/>1 <text:s text:c="4"/>4 <text:s text:c="4"/>1 <text:s text:c="4"/>0 <text:s text:c="4"/>0 <text:s text:c="4"/>0 <text:s text:c="4"/>0</text:p>
      <text:p text:style-name="P1"><text:s text:c="5"/>0 <text:s text:c="4"/>1 <text:s text:c="4"/>4 <text:s text:c="4"/>1 <text:s text:c="4"/>0 <text:s text:c="4"/>0 <text:s text:c="4"/>0</text:p>
      <text:p text:style-name="P1"><text:s text:c="5"/>0 <text:s text:c="4"/>0 <text:s text:c="4"/>1 <text:s text:c="4"/>4 <text:s text:c="4"/>1 <text:s text:c="4"/>0 <text:s text:c="4"/>0</text:p>
      <text:p text:style-name="P1"><text:s text:c="5"/>0 <text:s text:c="4"/>0 <text:s text:c="4"/>0 <text:s text:c="4"/>1 <text:s text:c="4"/>4 <text:s text:c="4"/>1 <text:s text:c="4"/>0</text:p>
      <text:p text:style-name="P1"><text:s text:c="5"/>0 <text:s text:c="4"/>0 <text:s text:c="4"/>0 <text:s text:c="4"/>0 <text:s text:c="4"/>1 <text:s text:c="4"/>4 <text:s text:c="4"/>1</text:p>
      <text:p text:style-name="P1"><text:s text:c="5"/>0 <text:s text:c="4"/>0 <text:s text:c="4"/>0 <text:s text:c="4"/>0 <text:s text:c="4"/>0 <text:s text:c="4"/>1 <text:s text:c="4"/>3</text:p>
      <text:p text:style-name="P1"/>
      <text:p text:style-name="P1">&gt;&gt; B = [1,2,3,4,5,6,7]</text:p>
      <text:p text:style-name="P1"/>
      <text:p text:style-name="P1">B =</text:p>
      <text:p text:style-name="P1"/>
      <text:p text:style-name="P1"><text:s text:c="5"/>1 <text:s text:c="4"/>2 <text:s text:c="4"/>3 <text:s text:c="4"/>4 <text:s text:c="4"/>5 <text:s text:c="4"/>6 <text:s text:c="4"/>7</text:p>
      <text:p text:style-name="P1"/>
      <text:p text:style-name="P1">&gt;&gt; vecU = [1;0;0;0;0;0;1]<text:tab/><text:tab/><text:tab/><text:tab/><text:tab/><text:tab/><text:tab/>wektor U</text:p>
      <text:p text:style-name="P1"/>
      <text:p text:style-name="P1">vecU =</text:p>
      <text:p text:style-name="P1"/>
      <text:p text:style-name="P1"><text:s text:c="5"/>1</text:p>
      <text:p text:style-name="P1"><text:s text:c="5"/>0</text:p>
      <text:p text:style-name="P1"><text:s text:c="5"/>0</text:p>
      <text:p text:style-name="P1"><text:s text:c="5"/>0</text:p>
      <text:p text:style-name="P1"><text:soft-page-break/><text:s text:c="5"/>0</text:p>
      <text:p text:style-name="P1"><text:s text:c="5"/>0</text:p>
      <text:p text:style-name="P1"><text:s text:c="5"/>1</text:p>
      <text:p text:style-name="P1"/>
      <text:p text:style-name="P1">&gt;&gt; vecV = [1;0;0;0;0;0;1]<text:tab/><text:tab/><text:tab/><text:tab/><text:tab/><text:tab/><text:tab/>wektor V</text:p>
      <text:p text:style-name="P1"/>
      <text:p text:style-name="P1">vecV =</text:p>
      <text:p text:style-name="P1"/>
      <text:p text:style-name="P1"><text:s text:c="5"/>1</text:p>
      <text:p text:style-name="P1"><text:s text:c="5"/>0</text:p>
      <text:p text:style-name="P1"><text:s text:c="5"/>0</text:p>
      <text:p text:style-name="P1"><text:s text:c="5"/>0</text:p>
      <text:p text:style-name="P1"><text:s text:c="5"/>0</text:p>
      <text:p text:style-name="P1"><text:s text:c="5"/>0</text:p>
      <text:p text:style-name="P1"><text:s text:c="5"/>1</text:p>
      <text:p text:style-name="P1"/>
      <text:p text:style-name="P1">&gt;&gt; zabA = A + vecU * vecV';<text:tab/><text:tab/><text:tab/><text:tab/><text:tab/><text:tab/>kod na macierz zaburzoną</text:p>
      <text:p text:style-name="P1">&gt;&gt; zabA</text:p>
      <text:p text:style-name="P1"/>
      <text:p text:style-name="P1">zabA =</text:p>
      <text:p text:style-name="P1"/>
      <text:p text:style-name="P1"><text:s text:c="5"/>4 <text:s text:c="4"/>1 <text:s text:c="4"/>0 <text:s text:c="4"/>0 <text:s text:c="4"/>0 <text:s text:c="4"/>0 <text:s text:c="4"/>1</text:p>
      <text:p text:style-name="P1"><text:s text:c="5"/>1 <text:s text:c="4"/>4 <text:s text:c="4"/>1 <text:s text:c="4"/>0 <text:s text:c="4"/>0 <text:s text:c="4"/>0 <text:s text:c="4"/>0</text:p>
      <text:p text:style-name="P1"><text:s text:c="5"/>0 <text:s text:c="4"/>1 <text:s text:c="4"/>4 <text:s text:c="4"/>1 <text:s text:c="4"/>0 <text:s text:c="4"/>0 <text:s text:c="4"/>0</text:p>
      <text:p text:style-name="P1"><text:s text:c="5"/>0 <text:s text:c="4"/>0 <text:s text:c="4"/>1 <text:s text:c="4"/>4 <text:s text:c="4"/>1 <text:s text:c="4"/>0 <text:s text:c="4"/>0</text:p>
      <text:p text:style-name="P1"><text:s text:c="5"/>0 <text:s text:c="4"/>0 <text:s text:c="4"/>0 <text:s text:c="4"/>1 <text:s text:c="4"/>4 <text:s text:c="4"/>1 <text:s text:c="4"/>0</text:p>
      <text:p text:style-name="P1"><text:s text:c="5"/>0 <text:s text:c="4"/>0 <text:s text:c="4"/>0 <text:s text:c="4"/>0 <text:s text:c="4"/>1 <text:s text:c="4"/>4 <text:s text:c="4"/>1</text:p>
      <text:p text:style-name="P1"><text:s text:c="5"/>1 <text:s text:c="4"/>0 <text:s text:c="4"/>0 <text:s text:c="4"/>0 <text:s text:c="4"/>0 <text:s text:c="4"/>1 <text:s text:c="4"/>4</text:p>
      <text:p text:style-name="P1"/>
      <text:p text:style-name="P1">&gt;&gt; z = B * inv(A);<text:tab/><text:tab/><text:tab/><text:tab/><text:tab/><text:tab/><text:tab/>algorytm od prof. Góry</text:p>
      <text:p text:style-name="P1">&gt;&gt; q = vecU' * inv(A);</text:p>
      <text:p text:style-name="P1">&gt;&gt; z</text:p>
      <text:p text:style-name="P1"/>
      <text:p text:style-name="P1">z =</text:p>
      <text:p text:style-name="P1"/>
      <text:p text:style-name="P1"><text:s text:c="4"/>0.2281 <text:s text:c="3"/>0.3157 <text:s text:c="3"/>0.5091 <text:s text:c="3"/>0.6479 <text:s text:c="3"/>0.8993 <text:s text:c="3"/>0.7547 <text:s text:c="3"/>2.0818</text:p>
      <text:p text:style-name="P1"/>
      <text:p text:style-name="P1">&gt;&gt; q</text:p>
      <text:p text:style-name="P1"/>
      <text:p text:style-name="P1">q =</text:p>
      <text:p text:style-name="P1"/>
      <text:p text:style-name="P1"><text:s text:c="4"/>0.3662 <text:s text:c="2"/>-0.0986 <text:s text:c="3"/>0.0282 <text:s text:c="2"/>-0.0141 <text:s text:c="3"/>0.0282 <text:s text:c="2"/>-0.0986 <text:s text:c="3"/>0.3662</text:p>
      <text:p text:style-name="P1"/>
      <text:p text:style-name="P1">&gt;&gt; w = z' – (vecV'*z'*q')/(1+vecV'*q');<text:tab/><text:tab/><text:tab/><text:tab/><text:tab/>koniec algorytmu</text:p>
      <text:p text:style-name="P1">&gt;&gt; w</text:p>
      <text:p text:style-name="P1"/>
      <text:p text:style-name="P1">w =<text:tab/><text:tab/><text:tab/><text:tab/><text:tab/><text:tab/><text:tab/><text:tab/><text:tab/>wyniki końcowe</text:p>
      <text:p text:style-name="P1"/>
      <text:p text:style-name="P1"><text:s text:c="3"/>-0.2602</text:p>
      <text:p text:style-name="P1"><text:s text:c="4"/>0.4472</text:p>
      <text:p text:style-name="P1"><text:s text:c="4"/>0.4715</text:p>
      <text:p text:style-name="P1"><text:s text:c="4"/>0.6667</text:p>
      <text:p text:style-name="P1"><text:s text:c="4"/>0.8618</text:p>
      <text:p text:style-name="P1"><text:s text:c="4"/>0.8862</text:p>
      <text:p text:style-name="P1"><text:s text:c="4"/>1.5935</text:p>
      <text:p text:style-name="P1"/>
      <text:p text:style-name="P1">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0T15:54:57.26</meta:creation-date>
    <meta:document-statistic meta:table-count="0" meta:image-count="0" meta:object-count="0" meta:page-count="2" meta:paragraph-count="82" meta:word-count="340" meta:character-count="2173"/>
    <dc:date>2013-12-30T16:02:57.96</dc:date>
    <meta:editing-duration>PT8M3S</meta:editing-duration>
    <meta:editing-cycles>1</meta:editing-cycles>
    <meta:generator>OpenOffice.org/3.4.1$Win32 OpenOffice.org_project/341m1$Build-9593</meta:generator>
  </office:meta>
</office:document-meta>
</file>